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f2589f" officeooo:paragraph-rsid="02f2589f"/>
    </style:style>
    <style:style style:name="P4" style:family="paragraph" style:parent-style-name="Text_20_body">
      <style:text-properties officeooo:rsid="02d00e5f" officeooo:paragraph-rsid="032aa1da"/>
    </style:style>
    <style:style style:name="P5" style:family="paragraph" style:parent-style-name="Standard">
      <style:text-properties officeooo:rsid="02e3e3d7" officeooo:paragraph-rsid="02e3e3d7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2fa2f7d" officeooo:paragraph-rsid="02fa2f7d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2fa2f7d" officeooo:paragraph-rsid="02fdf790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2fa2f7d" officeooo:paragraph-rsid="032b5da0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30fa7a8" officeooo:paragraph-rsid="032b5da0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30fe61b" officeooo:paragraph-rsid="032b5da0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2e764d0" officeooo:paragraph-rsid="02e764d0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2f09d1f" officeooo:paragraph-rsid="0311bd38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2f3083c" officeooo:paragraph-rsid="02f3083c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2fa2f7d" officeooo:paragraph-rsid="02fa2f7d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2fc1143" officeooo:paragraph-rsid="02fc1143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30fe61b" officeooo:paragraph-rsid="032b5da0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2e3e3d7" officeooo:paragraph-rsid="02f09d1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315ef57" officeooo:paragraph-rsid="032b5da0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316b4b1" officeooo:paragraph-rsid="0300d043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316b4b1" officeooo:paragraph-rsid="032b5da0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300d043" officeooo:paragraph-rsid="032b5da0"/>
    </style:style>
    <style:style style:name="P22" style:family="paragraph" style:parent-style-name="Heading_20_2">
      <style:paragraph-properties fo:text-align="end" style:justify-single-word="false" style:writing-mode="rl-tb"/>
      <style:text-properties officeooo:rsid="02f3a06f" officeooo:paragraph-rsid="02f3a06f"/>
    </style:style>
    <style:style style:name="P23" style:family="paragraph" style:parent-style-name="Heading_20_2">
      <style:text-properties officeooo:rsid="02ece2fe" officeooo:paragraph-rsid="02ece2fe"/>
    </style:style>
    <style:style style:name="P24" style:family="paragraph" style:parent-style-name="Standard">
      <style:text-properties officeooo:rsid="02da355a" officeooo:paragraph-rsid="0356be94"/>
    </style:style>
    <style:style style:name="P25" style:family="paragraph" style:parent-style-name="Standard">
      <style:text-properties officeooo:rsid="02da355a" officeooo:paragraph-rsid="035aa6f4"/>
    </style:style>
    <style:style style:name="P26" style:family="paragraph" style:parent-style-name="Standard" style:list-style-name="L6">
      <style:text-properties officeooo:rsid="0356be94" officeooo:paragraph-rsid="0356be94"/>
    </style:style>
    <style:style style:name="P27" style:family="paragraph" style:parent-style-name="Standard" style:list-style-name="L6">
      <style:text-properties officeooo:rsid="0356be94" officeooo:paragraph-rsid="035c94c9"/>
    </style:style>
    <style:style style:name="P28" style:family="paragraph" style:parent-style-name="Standard">
      <style:text-properties officeooo:rsid="0356be94" officeooo:paragraph-rsid="036055fb"/>
    </style:style>
    <style:style style:name="P29" style:family="paragraph" style:parent-style-name="Standard" style:list-style-name="L6">
      <style:text-properties officeooo:rsid="0357394b" officeooo:paragraph-rsid="0357394b"/>
    </style:style>
    <style:style style:name="P30" style:family="paragraph" style:parent-style-name="Standard" style:list-style-name="L1">
      <style:paragraph-properties fo:text-align="start" style:justify-single-word="false" style:writing-mode="lr-tb"/>
      <style:text-properties officeooo:rsid="02e190ff" officeooo:paragraph-rsid="02e190ff"/>
    </style:style>
    <style:style style:name="P31" style:family="paragraph" style:parent-style-name="Standard" style:list-style-name="L1">
      <style:paragraph-properties fo:text-align="start" style:justify-single-word="false" style:writing-mode="lr-tb"/>
      <style:text-properties officeooo:rsid="030fa7a8" officeooo:paragraph-rsid="030fa7a8"/>
    </style:style>
    <style:style style:name="P32" style:family="paragraph" style:parent-style-name="Standard" style:list-style-name="L1">
      <style:paragraph-properties fo:text-align="start" style:justify-single-word="false" style:writing-mode="lr-tb"/>
      <style:text-properties officeooo:rsid="02e19340" officeooo:paragraph-rsid="02e19340"/>
    </style:style>
    <style:style style:name="P33" style:family="paragraph" style:parent-style-name="Standard" style:list-style-name="L1">
      <style:paragraph-properties fo:text-align="start" style:justify-single-word="false" style:writing-mode="lr-tb"/>
      <style:text-properties officeooo:rsid="02edef5a" officeooo:paragraph-rsid="02edef5a"/>
    </style:style>
    <style:style style:name="P34" style:family="paragraph" style:parent-style-name="Standard" style:list-style-name="L1">
      <style:paragraph-properties fo:text-align="start" style:justify-single-word="false" style:writing-mode="lr-tb"/>
      <style:text-properties officeooo:rsid="03559c99" officeooo:paragraph-rsid="03559c99"/>
    </style:style>
    <style:style style:name="P35" style:family="paragraph" style:parent-style-name="Standard" style:list-style-name="L2">
      <style:paragraph-properties fo:text-align="start" style:justify-single-word="false" style:writing-mode="lr-tb"/>
      <style:text-properties officeooo:rsid="0311bd38" officeooo:paragraph-rsid="0311bd38"/>
    </style:style>
    <style:style style:name="P36" style:family="paragraph" style:parent-style-name="Standard" style:list-style-name="L2">
      <style:paragraph-properties fo:text-align="start" style:justify-single-word="false" style:writing-mode="lr-tb"/>
      <style:text-properties officeooo:rsid="02e764d0" officeooo:paragraph-rsid="02e764d0"/>
    </style:style>
    <style:style style:name="P37" style:family="paragraph" style:parent-style-name="Standard">
      <style:paragraph-properties fo:text-align="start" style:justify-single-word="false" style:writing-mode="lr-tb"/>
      <style:text-properties officeooo:rsid="02fa2f7d" officeooo:paragraph-rsid="030fa7a8"/>
    </style:style>
    <style:style style:name="P38" style:family="paragraph" style:parent-style-name="Standard">
      <style:paragraph-properties fo:text-align="start" style:justify-single-word="false" style:writing-mode="lr-tb"/>
      <style:text-properties officeooo:rsid="0361fb24" officeooo:paragraph-rsid="0361fb24"/>
    </style:style>
    <style:style style:name="P39" style:family="paragraph" style:parent-style-name="Standard" style:list-style-name="L2">
      <style:paragraph-properties fo:text-align="end" style:justify-single-word="false" style:writing-mode="rl-tb"/>
      <style:text-properties officeooo:rsid="02e8da1b" officeooo:paragraph-rsid="0311bd38"/>
    </style:style>
    <style:style style:name="P40" style:family="paragraph" style:parent-style-name="Standard" style:list-style-name="L2">
      <style:paragraph-properties fo:text-align="end" style:justify-single-word="false" style:writing-mode="rl-tb"/>
      <style:text-properties officeooo:rsid="02e62e0a" officeooo:paragraph-rsid="0311bd38"/>
    </style:style>
    <style:style style:name="P41" style:family="paragraph" style:parent-style-name="Standard" style:list-style-name="L2">
      <style:paragraph-properties fo:text-align="end" style:justify-single-word="false" style:writing-mode="rl-tb"/>
      <style:text-properties officeooo:rsid="02e764d0" officeooo:paragraph-rsid="02e764d0"/>
    </style:style>
    <style:style style:name="P42" style:family="paragraph" style:parent-style-name="Standard" style:list-style-name="L3">
      <style:paragraph-properties fo:text-align="end" style:justify-single-word="false" style:writing-mode="rl-tb"/>
      <style:text-properties officeooo:rsid="02fa2f7d" officeooo:paragraph-rsid="02fa2f7d"/>
    </style:style>
    <style:style style:name="P43" style:family="paragraph" style:parent-style-name="Standard" style:list-style-name="L4">
      <style:paragraph-properties fo:text-align="end" style:justify-single-word="false" style:writing-mode="rl-tb"/>
      <style:text-properties officeooo:rsid="0315ef57" officeooo:paragraph-rsid="032b5da0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356be94" officeooo:paragraph-rsid="0356be94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361fb24" officeooo:paragraph-rsid="0361fb24"/>
    </style:style>
    <style:style style:name="P46" style:family="paragraph" style:parent-style-name="Text_20_body">
      <style:text-properties officeooo:rsid="0356be94" officeooo:paragraph-rsid="0356be94"/>
    </style:style>
    <style:style style:name="P47" style:family="paragraph" style:parent-style-name="Text_20_body">
      <style:text-properties officeooo:rsid="0361fb24" officeooo:paragraph-rsid="0361fb24"/>
    </style:style>
    <style:style style:name="P48" style:family="paragraph" style:parent-style-name="Text_20_body">
      <style:paragraph-properties fo:text-align="start" style:justify-single-word="false" style:writing-mode="lr-tb"/>
      <style:text-properties officeooo:rsid="0362dee2" officeooo:paragraph-rsid="0362dee2"/>
    </style:style>
    <style:style style:name="P49" style:family="paragraph" style:parent-style-name="Text_20_body">
      <style:paragraph-properties fo:text-align="start" style:justify-single-word="false" style:writing-mode="lr-tb"/>
      <style:text-properties officeooo:rsid="03646daf" officeooo:paragraph-rsid="03646daf"/>
    </style:style>
    <style:style style:name="P50" style:family="paragraph" style:parent-style-name="Text_20_body">
      <style:paragraph-properties fo:text-align="end" style:justify-single-word="false" style:writing-mode="rl-tb"/>
      <style:text-properties officeooo:rsid="0362dee2" officeooo:paragraph-rsid="0362dee2"/>
    </style:style>
    <style:style style:name="P51" style:family="paragraph" style:parent-style-name="Text_20_body">
      <style:paragraph-properties fo:text-align="end" style:justify-single-word="false" style:writing-mode="rl-tb"/>
      <style:text-properties officeooo:rsid="03646daf" officeooo:paragraph-rsid="03646daf"/>
    </style:style>
    <style:style style:name="P52" style:family="paragraph" style:parent-style-name="Heading_20_1">
      <style:text-properties officeooo:rsid="0351f430" officeooo:paragraph-rsid="0351f430"/>
    </style:style>
    <style:style style:name="P53" style:family="paragraph" style:parent-style-name="Heading_20_2">
      <style:text-properties officeooo:rsid="035aa6f4" officeooo:paragraph-rsid="035aa6f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2f82d7a" style:font-weight-asian="normal" style:font-weight-complex="normal"/>
    </style:style>
    <style:style style:name="T3" style:family="text">
      <style:text-properties officeooo:rsid="02df0015"/>
    </style:style>
    <style:style style:name="T4" style:family="text">
      <style:text-properties officeooo:rsid="02e464f3"/>
    </style:style>
    <style:style style:name="T5" style:family="text">
      <style:text-properties officeooo:rsid="02e7b78d"/>
    </style:style>
    <style:style style:name="T6" style:family="text">
      <style:text-properties officeooo:rsid="02e9f9ce"/>
    </style:style>
    <style:style style:name="T7" style:family="text">
      <style:text-properties officeooo:rsid="02ef31c6"/>
    </style:style>
    <style:style style:name="T8" style:family="text">
      <style:text-properties officeooo:rsid="02f82d7a"/>
    </style:style>
    <style:style style:name="T9" style:family="text">
      <style:text-properties officeooo:rsid="02fdaf70"/>
    </style:style>
    <style:style style:name="T10" style:family="text">
      <style:text-properties officeooo:rsid="02fdf790"/>
    </style:style>
    <style:style style:name="T11" style:family="text">
      <style:text-properties officeooo:rsid="030fa7a8"/>
    </style:style>
    <style:style style:name="T12" style:family="text">
      <style:text-properties officeooo:rsid="0312ed9c"/>
    </style:style>
    <style:style style:name="T13" style:family="text">
      <style:text-properties officeooo:rsid="03192bd2"/>
    </style:style>
    <style:style style:name="T14" style:family="text">
      <style:text-properties officeooo:rsid="032b5da0"/>
    </style:style>
    <style:style style:name="T15" style:family="text">
      <style:text-properties officeooo:rsid="032c4c54"/>
    </style:style>
    <style:style style:name="T16" style:family="text">
      <style:text-properties officeooo:rsid="035663da"/>
    </style:style>
    <style:style style:name="T17" style:family="text">
      <style:text-properties officeooo:rsid="035688a2"/>
    </style:style>
    <style:style style:name="T18" style:family="text">
      <style:text-properties officeooo:rsid="0356be94"/>
    </style:style>
    <style:style style:name="T19" style:family="text">
      <style:text-properties officeooo:rsid="0357394b"/>
    </style:style>
    <style:style style:name="T20" style:family="text">
      <style:text-properties officeooo:rsid="035c94c9"/>
    </style:style>
    <style:style style:name="T21" style:family="text">
      <style:text-properties officeooo:rsid="035ddc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עבודה בסיסית בלינוקס</text:h>
      <text:p text:style-name="P25">אחת המטרות של הקורס הזה היא לאמן אתכם בשימוש במערכת יוניקס - מערכת נפוצה ביותר בעולם התיכנות. אנחנו לא נלמד את הנושא לעומק, נלמד רק כמה פקודות בסיסיות שיאפשרו לכם לבנות ולהריץ תוכנות ב++C. לצורך הקורס נשתמש ב<text:span text:style-name="T18">מערכת-ההפעלה </text:span>לינוקס, ובפרט <text:span text:style-name="T18">בגירסה שלה שנקראת </text:span>אובונטו <text:span text:style-name="T18">(Ubuntu). </text:span></text:p>
      <text:p text:style-name="P25"/>
      <text:p text:style-name="Heading_20_2">התקנת לינוקס על המחשב שלכם</text:p>
      <text:p text:style-name="P25"><text:span text:style-name="T18">יש כמה דרכים להתקין אותה על המחשב שלכם - יש באינטרנט מדריכים לגבי כל אחת מהאפשרויות:</text:span></text:p>
      <text:list xml:id="list4014242502" text:style-name="L6">
        <text:list-item>
          <text:p text:style-name="P26">התקנה על מחשב חדש כמערכת-הפעלה יחידה;</text:p>
        </text:list-item>
        <text:list-item>
          <text:p text:style-name="P26">התקנה על מחשב שכבר מותקנת עליו מערכת חלונות, בתצורת dual-boot;</text:p>
        </text:list-item>
        <text:list-item>
          <text:p text:style-name="P27">התקנת תת-מערכת בתוך חלונות – Windows Subsystem Linux. <text:span text:style-name="T20">ניתן למצוא בחנות האפליקציות של חלונות החל מגירסה 10 של </text:span>חלונות. בדקתי אותה והיא מאד נוחה.</text:p>
        </text:list-item>
        <text:list-item>
          <text:p text:style-name="P29">עבודה בסביבת-פיתוח אונליין, ללא כל התקנה <text:span text:style-name="T21">על המחשב שלכם,</text:span> למשל <text:span text:style-name="T21">באתר </text:span><text:a xlink:type="simple" xlink:href="http://c9.io/" text:style-name="Internet_20_link" text:visited-style-name="Visited_20_Internet_20_Link"><text:span text:style-name="T21">http://c9.io</text:span></text:a>.</text:p>
        </text:list-item>
      </text:list>
      <text:p text:style-name="P28"/>
      <text:p text:style-name="P28"><text:span text:style-name="T19">אם לא הצלחתם להתקין על המחשב שלכם, אתם יכולים לעבוד במעבדות-המחשבים שבאוניברסיטה; המערכת אמורה להיות מותקנת שם.</text:span></text:p>
      <text:p text:style-name="P53">פקודות בסיסיות</text:p>
      <text:p text:style-name="P24"><text:span text:style-name="T3"><text:s/>אחרי שפתחתם את אובונטו, פיתחו חלון-מסוף (terminal) ונסו את הפקודות הבאות:</text:span></text:p>
      <text:list xml:id="list2226171640" text:style-name="L1">
        <text:list-item>
          <text:p text:style-name="P30">ls - הצגת הקבצים בתיקיה הנוכחית.</text:p>
        </text:list-item>
        <text:list-item>
          <text:p text:style-name="P30">ls -latr <text:s/>- אותו דבר, עם יותר פירוט לגבי כל קובץ, וסידור הקבצים לפי זמן העידכון האחרון שלהם (לרוב הפקודות ביוניקס אפשר להוסיף פרמטרים ע"י סימן מינוס ואחריו אות אחת או יותר).</text:p>
        </text:list-item>
        <text:list-item>
          <text:p text:style-name="P31">cd [dirname] - הליכה לתיקיה אחרת.</text:p>
        </text:list-item>
        <text:list-item>
          <text:p text:style-name="P31">mkdir [dirname] - יצירת תיקיה חדשה</text:p>
        </text:list-item>
        <text:list-item>
          <text:p text:style-name="P30">cat [filename] - הדפסת תוכן הקובץ.</text:p>
        </text:list-item>
        <text:list-item>
          <text:p text:style-name="P30">nano [filename] - עריכת הקובץ.</text:p>
        </text:list-item>
        <text:list-item>
          <text:p text:style-name="P32">grep [string] <text:s/>- חיפוש מחרוזת בקלט התקני (למה זה טוב? נראה בהמשך).</text:p>
        </text:list-item>
        <text:list-item>
          <text:p text:style-name="P33">source [filename]<text:span text:style-name="T7"> </text:span>- הרצת פקודות מתוך קובץ.</text:p>
        </text:list-item>
        <text:list-item>
          <text:p text:style-name="P34">top - צפיה בתהליכים רצים</text:p>
        </text:list-item>
        <text:list-item>
          <text:p text:style-name="P34">kill - הריגת תהליך לפי מספר</text:p>
        </text:list-item>
        <text:list-item>
          <text:p text:style-name="P34">killall - הריגת תהליכים לפי שם</text:p>
        </text:list-item>
      </text:list>
      <text:p text:style-name="P17"/>
      <text:p text:style-name="P5"/>
      <text:p text:style-name="P5">במערכות יוניקס יש מספר קטן של פקודות בסיסיות, שאפשר לשלב ביניהן על-ידי אופרטורי הכוונת קלט ופלט. למשל<text:span text:style-name="T4">:</text:span></text:p>
      <text:list xml:id="list2209964870" text:style-name="L2">
        <text:list-item>
          <text:p text:style-name="P39">העברת קובץ כקלט לפקודה - אופרטור הכוונת הקלט<text:span text:style-name="T6"> (input redirection):</text:span></text:p>
        </text:list-item>
        <text:list-item>
          <text:p text:style-name="P35">grep [string] &lt; input.txt</text:p>
        </text:list-item>
        <text:list-item>
          <text:p text:style-name="P40">שמירת התוצאות של פקודה לתוך קובץ - אופרטור הכוונת הפלט (output redirection):</text:p>
        </text:list-item>
        <text:list-item>
          <text:p text:style-name="P36"><text:span text:style-name="T12">ls -latr </text:span>&gt; <text:s/>output.txt</text:p>
        </text:list-item>
        <text:list-item>
          <text:p text:style-name="P41">העברת הפלט של <text:span text:style-name="T5">פקודה אחת לפקודה אחרת - אופרטור הצינור (pipe):</text:span></text:p>
        </text:list-item>
        <text:list-item>
          <text:p text:style-name="P36">ls -latr | grep bash</text:p>
        </text:list-item>
      </text:list>
      <text:p text:style-name="P13"/>
      <text:p text:style-name="P12"/>
      <text:p text:style-name="P22">התקנת חבילות</text:p>
      <text:p text:style-name="P13">במערכות לינוקס מודרניות ישנן פקודות פשוטות המאפשרות להתקין חבילות חדשות. הפקודות משתנות מהפצה להפצה. בלינוקס, <text:span text:style-name="T8">הפקודה המשמשת להתקנה היא </text:span><text:span text:style-name="T2">apt</text:span><text:span text:style-name="T8">. כדי להשתמש בפקודה הזאת, צריך לקבל "הרשאות משתמש-על" (super-user). איך עושים את זה? שתי דרכים:</text:span></text:p>
      <text:list xml:id="list579500502" text:style-name="L3">
        <text:list-item>
          <text:p text:style-name="P42">כדי להפוך ל"משתמש על", כותבים את הפקודה <text:span text:style-name="T1">su</text:span> ומכניסים סיסמה. <text:s/>כדי לצאת ממצב "משתמש על", כותבים<text:span text:style-name="T16"> </text:span><text:s/><text:span text:style-name="T1">exit</text:span>.</text:p>
        </text:list-item>
        <text:list-item>
          <text:p text:style-name="P42">כדי להריץ פקודה אחת כ"משתמש על", כותבים לפני הפקודה<text:span text:style-name="T17"> </text:span><text:s/><text:span text:style-name="T1">sudo</text:span>. זו השיטה המקובלת. </text:p>
        </text:list-item>
      </text:list>
      <text:p text:style-name="P14"/>
      <text:p text:style-name="P14">הנה דוגמה לפקודה שמתקינה משחק נחמד<text:span text:style-name="T9"> ושימושי</text:span> לשיפור מהירות ההקלדה<text:span text:style-name="T9"> בשפות שונות:</text:span></text:p>
      <text:p text:style-name="P14"/>
      <text:p text:style-name="P6">sudo apt install typespeed</text:p>
      <text:p text:style-name="P6"/>
      <text:p text:style-name="P15">(למי שאוהב משחקי טקסט: ראו משחקים נוספים כאן https://askubuntu.com/q/11485/42073 ).</text:p>
      <text:p text:style-name="P11"/>
      <text:p text:style-name="P23">בניית תוכנת ++C על לינוקס</text:p>
      <text:p text:style-name="P3">ישנם כמה חבילות-קומפילציה מקובלות לשפת ++C. החבילה הנפוצה ביותר היא כנראה gcc - gnu compiler collection, חבילה הכוללת כמה קומפיילרים שהעיקרי בהם הוא של c, c++. <text:s text:c="2"/>אנחנו נשתמש בחבילה אחרת בשם clang, <text:s/>ובפרט<text:span text:style-name="T10"> בגירסה 5. היתרון העיקרי של חבילה זו הוא שהודעות-השגיאה שלה קלות יותר להבנה - יתרון חשוב מאד כשלומדים שפה חדשה. <text:s text:c="2"/>כדי להתקין אותה על אובונטו, נכתוב:</text:span></text:p>
      <text:p text:style-name="P7">sudo apt install <text:span text:style-name="T10">clang++-5.0</text:span></text:p>
      <text:p text:style-name="P21">עכשיו אנחנו יכולים לבנות תוכנות ב++C<text:span text:style-name="T11">. למשל, בתיקיה 1, נכתוב:</text:span></text:p>
      <text:p text:style-name="P9">clang++-5.0 hello.cpp</text:p>
      <text:p text:style-name="P10">ls -latr</text:p>
      <text:p text:style-name="P16">ונראה קובץ חדש בשם a.out. זה קובץ שאפשר להריץ. כדי להריץ אותו נכתוב:</text:p>
      <text:p text:style-name="P10">./a.out</text:p>
      <text:p text:style-name="P18"/>
      <text:p text:style-name="P18">בניית תוכנה ב++C (כמו בסי) מורכבת מארבעה שלבים, כדאי להכיר אותם <text:span text:style-name="T15">כדי להבין טוב יותר את הודעות השגיאה שאנחנו מקבלים:</text:span></text:p>
      <text:list xml:id="list369378374" text:style-name="L4">
        <text:list-item>
          <text:p text:style-name="P43">עיבוד מקדים - preprocess - ביצוע פקודות המתחילות ב-#, כגון הכללת קבצים (#include), הגדרת קבועים (#define) וכו'.<text:span text:style-name="T13"> ראו דוגמה בתיקיה 3.</text:span></text:p>
        </text:list-item>
        <text:list-item>
          <text:p text:style-name="P43">הפיכה לאסמבלר - assemble.</text:p>
        </text:list-item>
        <text:list-item>
          <text:p text:style-name="P43">הפיכה לשפת מכונה - compile.</text:p>
        </text:list-item>
        <text:list-item>
          <text:p text:style-name="P43">קישור כל הקבצים בשפת מכונה עם ספריות חיצוניות (במקרה הצורך) והפיכה לקובץ ריצה - link.</text:p>
        </text:list-item>
      </text:list>
      <text:p text:style-name="P20">ניתן לבצע כל אחד בנפרד ע"פ העברת הפרמטר המתאים ל-clang, אבל בדרך-כלל מריצים את כולם יחד.</text:p>
      <text:p text:style-name="P20"/>
      <text:p text:style-name="P20"/>
      <text:p text:style-name="P44">לצורך בניית פרוייקטים נצטרך גם את החבילה הבאה:</text:p>
      <text:p text:style-name="P37">sudo apt install <text:span text:style-name="T11">build-essential</text:span></text:p>
      <text:p text:style-name="Heading_20_2">בקרת גירסאות – גיט</text:p>
      <text:p text:style-name="P46">ניתן לעבוד עם גיט (git) ישירות משורת-הפקודה של אובונטו. קודם-כל צריך להתקין:</text:p>
      <text:p text:style-name="P8">sudo apt install <text:span text:style-name="T14">git</text:span></text:p>
      <text:p text:style-name="P45">אם התקנתם אובונטו ישירות על המחשב שלכם (לא דרך Windows Subsystem Linux), אתם יכולים להתקין גם ממשק-משתמש גרפי:</text:p>
      <text:p text:style-name="P38">sudo apt install git-gui</text:p>
      <text:p text:style-name="P19"/>
      <text:p text:style-name="P47">כדי לשבט מאגר (למשל את המאגר של הקורס) יש לכתוב:</text:p>
      <text:p text:style-name="P48">git clone <text:a xlink:type="simple" xlink:href="https://github.com/erelsgl/ariel-cpp-5779.git" text:style-name="Internet_20_link" text:visited-style-name="Visited_20_Internet_20_Link">https://github.com/erelsgl/ariel-cpp-5779.git</text:a></text:p>
      <text:p text:style-name="P50">כדי להיכנס לתיקיה:</text:p>
      <text:p text:style-name="P48">cd ariel-cpp-5779</text:p>
      <text:p text:style-name="P51">אם התקנתם git-gui, אתם יכולים לכתוב בתוך התיקיה:</text:p>
      <text:p text:style-name="P49">git gui</text:p>
      <text:p text:style-name="P51">ומכאן והלאה לעבוד עם ממשק גרפי.</text:p>
      <text:p text:style-name="P51">אם לא התקנתם git-gui, אתם יכולים לעבוד ישירות מהמסוף:</text:p>
      <text:p text:style-name="P50">כדי למשוך עדכונים מהשרת:</text:p>
      <text:p text:style-name="P48">git pull</text:p>
      <text:p text:style-name="P50">כדי להוסיף קובץ שעדכנתם לרשימת הקבצים המוגשים:</text:p>
      <text:p text:style-name="P48">git add &lt;filename&gt;</text:p>
      <text:p text:style-name="P50">כדי להגיש את השינויים שלכם:</text:p>
      <text:p text:style-name="P48">git commit</text:p>
      <text:p text:style-name="P50">כדי לדחוף את השינויים שהגשתם לשרת:</text:p>
      <text:p text:style-name="P48">git push</text:p>
      <text:p text:style-name="P50"/>
      <text:p text:style-name="P4"/>
      <text:p text:style-name="P4">סיכם: אראל סגל-הלוי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7T12:59:25.565396357</dc:date>
    <meta:editing-duration>P7DT14H51M12S</meta:editing-duration>
    <meta:editing-cycles>799</meta:editing-cycles>
    <meta:document-statistic meta:table-count="0" meta:image-count="0" meta:object-count="0" meta:page-count="1" meta:paragraph-count="76" meta:word-count="744" meta:character-count="4310" meta:non-whitespace-character-count="3653"/>
  </office:meta>
</office:document-meta>
</file>